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3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your_table_name (column1, column2, created_at, created_by)</text:p>
      <text:p text:style-name="Standard">VALUES ('value1', 'value2', NOW(), 'username');</text:p>
      <text:p text:style-name="Standard"/>
      <text:p text:style-name="Standard">UPDATE your_table_name</text:p>
      <text:p text:style-name="Standard">SET column1 = 'new_value',</text:p>
      <text:p text:style-name="Standard"><text:s text:c="4"/>updated_at = NOW(),</text:p>
      <text:p text:style-name="Standard"><text:s text:c="4"/>updated_by = 'username'</text:p>
      <text:p text:style-name="Standard">WHERE id = your_record_id;</text:p>
      <text:p text:style-name="Standard"/>
      <text:p text:style-name="Standard">UPDATE your_table_name</text:p>
      <text:p text:style-name="Standard">SET deleted_at = NOW(),</text:p>
      <text:p text:style-name="Standard"><text:s text:c="4"/>updated_at = NOW(),</text:p>
      <text:p text:style-name="Standard"><text:s text:c="4"/>updated_by = 'username'</text:p>
      <text:p text:style-name="Standard">WHERE id = your_record_id; <text:s text:c="5"/>//<text:span text:style-name="T1">soft delete</text:span></text:p>
      <text:p text:style-name="Standard"/>
      <text:p text:style-name="Standard">SELECT * FROM your_table_name</text:p>
      <text:p text:style-name="Standard">WHERE deleted_at IS NULL;</text:p>
      <text:p text:style-name="Standard"/>
      <text:p text:style-name="Standard">SELECT * FROM your_table_name</text:p>
      <text:p text:style-name="Standard">WHERE deleted_at IS NOT NULL; <text:s text:c="4"/>//<text:span text:style-name="T1">get soft deleted records</text:span></text:p>
      <text:p text:style-name="Standard"/>
      <text:p text:style-name="Standard">DELETE FROM your_table_name</text:p>
      <text:p text:style-name="Standard">WHERE id = your_record_id; <text:s text:c="4"/>//<text:span text:style-name="T1">permanently delete record</text:span></text:p>
      <text:p text:style-name="Standard"/>
      <text:p text:style-name="Standard">UPDATE your_table_name</text:p>
      <text:p text:style-name="Standard">SET deleted_at = NULL,</text:p>
      <text:p text:style-name="Standard"><text:s text:c="4"/>updated_at = NOW(),</text:p>
      <text:p text:style-name="Standard"><text:s text:c="4"/>updated_by = 'username'</text:p>
      <text:p text:style-name="Standard">WHERE id = your_record_id; <text:s text:c="5"/>//<text:span text:style-name="T1">restore soft delete records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44:15.327902827</meta:creation-date>
    <dc:date>2024-09-04T17:53:33.241384223</dc:date>
    <meta:editing-duration>PT59M7S</meta:editing-duration>
    <meta:editing-cycles>1</meta:editing-cycles>
    <meta:document-statistic meta:table-count="0" meta:image-count="0" meta:object-count="0" meta:page-count="1" meta:paragraph-count="23" meta:word-count="97" meta:character-count="764" meta:non-whitespace-character-count="648"/>
    <meta:generator>LibreOffice/7.3.7.2$Linux_X86_64 LibreOffice_project/30$Build-2</meta:generator>
  </office:meta>
</office:document-meta>
</file>